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Unicode MS" svg:font-family="'Arial Unicode M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llisystem reference document</text:p>
      <text:p text:style-name="P1">© by Urpo Lankinen 2005</text:p>
      <text:h text:style-name="Heading_20_1" text:outline-level="1">Note</text:h>
      <text:p text:style-name="Text_20_body">This system is very much a <text:span text:style-name="T1">work in progress.</text:span> Do not use these rules for anything significant.</text:p>
      <text:h text:style-name="Heading_20_1" text:outline-level="1">Abstract</text:h>
      <text:p text:style-name="Text_20_body">This document describes the Millisystem, the RPG system used in the computer simulation <text:span text:style-name="T1">Miller's Quest!</text:span>. Note that this document may have several features (and omissions) not present in the actual simulation.</text:p>
      <text:h text:style-name="Heading_20_1" text:outline-level="1">License</text:h>
      <text:p text:style-name="Text_20_body">The <text:span text:style-name="T1">Millisystem reference document</text:span> is distributed under the Open Gaming License 1.0a. As an additional clarification to the license, the author encourages implementation of the rules described herein in computer software, especially if the software is distributed under a license that conforms to the Debian Free Software Guidelin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3">Note<text:tab/>1</text:p>
          <text:p text:style-name="P3">Abstract<text:tab/>1</text:p>
          <text:p text:style-name="P3">License<text:tab/>1</text:p>
          <text:p text:style-name="P3">Creature traits<text:tab/>3</text:p>
          <text:p text:style-name="P4">Basic creature traits<text:tab/>3</text:p>
          <text:p text:style-name="P5">Creature name and description<text:tab/>3</text:p>
          <text:p text:style-name="P5">Current and Maximum hit points<text:tab/>3</text:p>
          <text:p text:style-name="P5">Basic statistics<text:tab/>3</text:p>
          <text:p text:style-name="P3">Mechanics<text:tab/>3</text:p>
          <text:p text:style-name="P4">Basic ability checks<text:tab/>3</text:p>
        </text:index-body>
      </text:table-of-content>
      <text:p text:style-name="Text_20_body"/>
      <text:h text:style-name="P6" text:outline-level="1">Creature traits</text:h>
      <text:h text:style-name="Heading_20_2" text:outline-level="2">Basic creature traits</text:h>
      <text:p text:style-name="Text_20_body">All of the creatures, including the player characters, the NPCs and monsters, <text:s/>have the following distinguishing traits:</text:p>
      <text:list text:style-name="L2">
        <text:list-item>
          <text:p text:style-name="P7">Creature name, description, etc.</text:p>
        </text:list-item>
        <text:list-item>
          <text:p text:style-name="P7">Experience points (XP) and Level (L).</text:p>
        </text:list-item>
        <text:list-item>
          <text:p text:style-name="P7">Current and Maximum Hit Points (HP).</text:p>
        </text:list-item>
        <text:list-item>
          <text:p text:style-name="P7">Basic statistics:</text:p>
          <text:list>
            <text:list-item>
              <text:p text:style-name="P7">Strength (Str)</text:p>
            </text:list-item>
            <text:list-item>
              <text:p text:style-name="P7">Dexterity (Dex)</text:p>
            </text:list-item>
            <text:list-item>
              <text:p text:style-name="P7">Guts (Gut)</text:p>
            </text:list-item>
            <text:list-item>
              <text:p text:style-name="P7">Intelligence (Int)</text:p>
            </text:list-item>
            <text:list-item>
              <text:p text:style-name="P7">Charm (Cha)</text:p>
            </text:list-item>
          </text:list>
        </text:list-item>
      </text:list>
      <text:h text:style-name="Heading_20_3" text:outline-level="3">Creature name and description</text:h>
      <text:h text:style-name="Heading_20_3" text:outline-level="3">Current and Maximum hit points</text:h>
      <text:h text:style-name="Heading_20_3" text:outline-level="3">Experience points and level</text:h>
      <text:p text:style-name="Text_20_body">The character starts with 0 experience points, at level 1.</text:p>
      <text:p text:style-name="Text_20_body">The character gains certain number of experience points when defeating monsters, overcoming certain obstacles, or whenever the GM is feeling like it.</text:p>
      <text:h text:style-name="Heading_20_3" text:outline-level="3">Basic statistics</text:h>
      <text:p text:style-name="Text_20_body">All of the basic statistics have some numeric integer value. Typically, all of the basic traits are above zero for most creatures, but they can be negative.</text:p>
      <text:list text:style-name="L3">
        <text:list-item>
          <text:p text:style-name="P8"><text:span text:style-name="T2">Strength</text:span> represents the ability to cause stuff to happen physically. Among other things, this affects </text:p>
        </text:list-item>
      </text:list>
      <text:list text:style-name="L4">
        <text:list-item>
          <text:list>
            <text:list-item>
              <text:p text:style-name="P9">ability to lift and push things, and</text:p>
            </text:list-item>
            <text:list-item>
              <text:p text:style-name="P9">the damage caused by melee attacks that directly depend on the strength of the attacker.</text:p>
            </text:list-item>
          </text:list>
        </text:list-item>
        <text:list-item>
          <text:p text:style-name="P9"><text:span text:style-name="T2">Dexterity</text:span> represents the ability to do things fast and/or accurately. Among other things, this affects</text:p>
          <text:list>
            <text:list-item>
              <text:p text:style-name="P9">things that need nimble fingers, like thief stuff, and</text:p>
            </text:list-item>
            <text:list-item>
              <text:p text:style-name="P9">accuracy of attacks</text:p>
            </text:list-item>
          </text:list>
        </text:list-item>
        <text:list-item>
          <text:p text:style-name="P9"><text:span text:style-name="T2">Guts</text:span> xxx</text:p>
        </text:list-item>
        <text:list-item>
          <text:p text:style-name="P9"><text:span text:style-name="T2">Intelligence</text:span> xxx</text:p>
        </text:list-item>
        <text:list-item>
          <text:p text:style-name="P9"><text:span text:style-name="T2">Charm</text:span> xxx</text:p>
        </text:list-item>
      </text:list>
      <text:h text:style-name="Heading_20_1" text:outline-level="1">Mechanics</text:h>
      <text:h text:style-name="Heading_20_2" text:outline-level="2">Basic ability checks</text:h>
      <text:p text:style-name="Text_20_body">All ability checks are based on a d20 dice roll.</text:p>
      <text:p text:style-name="Text_20_body">Natural 1 is always a failure, and natural 20 is always a success.</text:p>
      <text:p text:style-name="Text_20_body">The basic idea of ability checks is to roll <text:span text:style-name="T2">over or equal</text:span> the ability score. For example, if the strength is 18, the check is success if the roll is 18, 19, or 20.</text:p>
      <text:p text:style-name="P10">Difficulty<text:span text:style-name="T3"> is added or subtracted to the ability score beforehand. Normal checks are indicated as “</text:span><text:span text:style-name="T4">Ability</text:span><text:span text:style-name="T3"> check”, checks with varying difficulty are indicated as “</text:span><text:span text:style-name="T4">Ability</text:span><text:span text:style-name="T3">-</text:span><text:span text:style-name="T4">x</text:span><text:span text:style-name="T5"> check</text:span><text:span text:style-name="T3">”.</text:span></text:p>
      <text:p text:style-name="P11">If the check also has the additional possibility of being impossible if the ability is more than 20, the check is called a “Strict <text:span text:style-name="T1">ability</text:span>-<text:span text:style-name="T1">x</text:span> check”</text:p>
      <text:p text:style-name="P11"><text:span text:style-name="T2">Example:</text:span> if the strength is 18, and the character does a Strength+5 check, the check is a success i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Unicode MS" svg:font-family="'Arial Unicode M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Millisystem reference document</dc:title>
    <meta:creation-date>2005-11-01T22:43:31</meta:creation-date>
    <dc:date>2005-11-24T16:40:04</dc:date>
    <dc:language>en-US</dc:language>
    <meta:editing-cycles>15</meta:editing-cycles>
    <meta:editing-duration>PT1H0M4S</meta:editing-duration>
    <meta:user-defined meta:name="Info 1"/>
    <meta:user-defined meta:name="Info 2"/>
    <meta:user-defined meta:name="Info 3"/>
    <meta:user-defined meta:name="Info 4"/>
    <meta:document-statistic meta:table-count="0" meta:image-count="0" meta:object-count="0" meta:page-count="4" meta:paragraph-count="55" meta:word-count="472" meta:character-count="2882"/>
  </office:meta>
</office:document-meta>
</file>